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2da3ff" draw:opacity="25%" draw:textarea-horizontal-align="justify" draw:textarea-vertical-align="middle" draw:auto-grow-height="false" fo:min-height="2.814cm" fo:min-width="2.691cm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2da3ff" draw:opacity="25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318cm" svg:height="4.191cm" svg:x="0.996cm" svg:y="1.1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2" draw:text-style-name="P2" draw:layer="layout" svg:x1="2.139cm" svg:y1="1.12cm" svg:x2="2.139cm" svg:y2="4.295cm">
            <text:p/>
          </draw:line>
          <draw:line draw:style-name="gr2" draw:text-style-name="P2" draw:layer="layout" svg:x1="2.139cm" svg:y1="4.295cm" svg:x2="0.996cm" svg:y2="5.311cm">
            <text:p/>
          </draw:line>
          <draw:line draw:style-name="gr2" draw:text-style-name="P2" draw:layer="layout" svg:x1="2.139cm" svg:y1="4.295cm" svg:x2="5.314cm" svg:y2="4.2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5:05:40.545258427</meta:creation-date>
    <dc:date>2020-09-03T21:01:49.155723663</dc:date>
    <meta:editing-duration>PT14M27S</meta:editing-duration>
    <meta:editing-cycles>3</meta:editing-cycles>
    <meta:generator>LibreOffice/6.1.5.2$Linux_X86_64 LibreOffice_project/10$Build-2</meta:generator>
    <meta:document-statistic meta:object-count="5"/>
  </office:meta>
</office:document-meta>
</file>